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B0000013CB9046B652F3137F2.png" manifest:media-type="image/png"/>
  <manifest:file-entry manifest:full-path="Pictures/1000000000000020000000204B249CA79A42C6D7.png" manifest:media-type="image/png"/>
  <manifest:file-entry manifest:full-path="Pictures/10000000000003B600000167CAF89BCCB126E4F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2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3" style:family="graphic" style:parent-style-name="standard" style:list-style-name="L2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4" style:family="graphic" style:parent-style-name="standard" style:list-style-name="L2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5" style:family="graphic" style:parent-style-name="standard" style:list-style-name="L2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6" style:family="graphic" style:parent-style-name="standard" style:list-style-name="L2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7" style:family="graphic" style:parent-style-name="standard" style:list-style-name="L2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8" style:family="graphic" style:parent-style-name="standard" style:list-style-name="L2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9" style:family="graphic" style:parent-style-name="standard" style:list-style-name="L2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 style:list-style-name="L2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2" style:family="graphic" style:parent-style-name="无填充且无边框的对象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fo:language="zxx" fo:country="none" style:letter-kerning="true" style:font-size-asian="8pt" style:language-asian="zxx" style:country-asian="none" style:font-size-complex="18pt" style:language-complex="zxx" style:country-complex="none"/>
    </style:style>
    <style:style style:name="P2" style:family="paragraph">
      <style:paragraph-properties fo:text-align="center" style:writing-mode="lr-tb">
        <style:tab-stops/>
      </style:paragraph-properties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color="#000000" style:font-name="Arial" fo:font-size="8pt" style:letter-kerning="true" style:font-size-asian="8pt" style:font-name-complex="Lohit Hindi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2cm" svg:y="2.7cm">
          <text:p text:style-name="P1">目录页：</text:p>
          <text:p text:style-name="P1">page2：PDP-11的中断机制实现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3.286cm" svg:height="0.4cm" svg:x="8.214cm" svg:y="4.599cm">
          <text:p text:style-name="P3"><text:span text:style-name="T1">中断向量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3.286cm" svg:height="0.4cm" svg:x="8.214cm" svg:y="4.999cm">
          <text:p text:style-name="P3"><text:span text:style-name="T1">中断服务程序地址</text:span><text:span text:style-name="T1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3.286cm" svg:height="0.4cm" svg:x="8.214cm" svg:y="5.399cm">
          <text:p text:style-name="P6">PSW1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" draw:id="id2" draw:layer="layout" svg:width="3.286cm" svg:height="0.4cm" svg:x="2.914cm" svg:y="5.4cm">
          <text:p text:style-name="P3"><text:span text:style-name="T1">PSW</text:span><text:span text:style-name="T1">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286cm" svg:height="0.4cm" svg:x="8.215cm" svg:y="5.82cm">
          <text:p text:style-name="P3"><text:span text:style-name="T1">中断服务程序地址</text:span><text:span text:style-name="T1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286cm" svg:height="0.4cm" svg:x="8.215cm" svg:y="6.22cm">
          <text:p text:style-name="P6">PSW2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3.286cm" svg:height="0.4cm" svg:x="8.215cm" svg:y="6.604cm">
          <text:p text:style-name="P3"><text:span text:style-name="T1">中断服务程序地址</text:span><text:span text:style-name="T1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3.286cm" svg:height="0.4cm" svg:x="8.215cm" svg:y="7.004cm">
          <text:p text:style-name="P6">PSW3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svg:x1="8.214cm" svg:y1="5.599cm" svg:x2="6.2cm" svg:y2="5.6cm" draw:start-shape="id1" draw:start-glue-point="3" draw:end-shape="id2" draw:end-glue-point="1" svg:d="M8214 5599h-1006v1h-1008" svg:viewBox="0 0 2015 2">
          <text:p/>
        </draw:connector>
        <draw:custom-shape draw:style-name="gr11" draw:text-style-name="P5" xml:id="id4" draw:id="id4" draw:layer="layout" svg:width="3.286cm" svg:height="0.4cm" svg:x="2.914cm" svg:y="5cm">
          <text:p text:style-name="P3"><text:span text:style-name="T1">程序计数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svg:x1="8.214cm" svg:y1="5.199cm" svg:x2="6.2cm" svg:y2="5.2cm" draw:start-shape="id3" draw:start-glue-point="3" draw:end-shape="id4" draw:end-glue-point="1" svg:d="M8214 5199h-1006v1h-1008" svg:viewBox="0 0 2015 2">
          <text:p/>
        </draw:connector>
        <draw:frame draw:style-name="gr12" draw:text-style-name="P8" draw:layer="layout" svg:width="11.964cm" svg:height="4.168cm" svg:x="2.5cm" svg:y="8.332cm">
          <draw:image xlink:href="Pictures/100000000000038B0000013CB9046B652F3137F2.png" xlink:type="simple" xlink:show="embed" xlink:actuate="onLoad">
            <text:p/>
          </draw:image>
        </draw:frame>
        <draw:frame draw:style-name="gr12" draw:text-style-name="P8" draw:layer="layout" svg:width="12.032cm" svg:height="4.546cm" svg:x="2.5cm" svg:y="13.454cm">
          <draw:image xlink:href="Pictures/10000000000003B600000167CAF89BCCB126E4F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7H54M39S</meta:editing-duration>
    <meta:editing-cycles>8</meta:editing-cycles>
    <meta:generator>LibreOffice/5.2.2.2$Windows_x86 LibreOffice_project/8f96e87c890bf8fa77463cd4b640a2312823f3ad</meta:generator>
    <dc:date>2017-06-20T18:47:07.628000000</dc:date>
    <meta:document-statistic meta:object-count="14"/>
  </office:meta>
</office:document-meta>
</file>